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476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kateBoarding-mech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21:10:06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14" calcext:value-type="float">
            <text:p>0.314</text:p>
          </table:table-cell>
          <table:table-cell table:style-name="ce2" office:value-type="float" office:value="17.8891" calcext:value-type="float">
            <text:p>17.8891</text:p>
          </table:table-cell>
          <table:table-cell office:value-type="float" office:value="0.877" calcext:value-type="float">
            <text:p>0.877</text:p>
          </table:table-cell>
          <table:table-cell office:value-type="float" office:value="0.671599984169006" calcext:value-type="float">
            <text:p>0.6715999841690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0:22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table:style-name="ce2" office:value-type="float" office:value="0.3596" calcext:value-type="float">
            <text:p>0.3596</text:p>
          </table:table-cell>
          <table:table-cell office:value-type="float" office:value="18.8167" calcext:value-type="float">
            <text:p>18.8167</text:p>
          </table:table-cell>
          <table:table-cell office:value-type="float" office:value="0.8747" calcext:value-type="float">
            <text:p>0.8747</text:p>
          </table:table-cell>
          <table:table-cell table:style-name="ce2" office:value-type="float" office:value="0.621800005435944" calcext:value-type="float">
            <text:p>0.6218000054359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1:0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111" calcext:value-type="float">
            <text:p>0.3111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673799991607666" calcext:value-type="float">
            <text:p>0.6737999916076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1:17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48" calcext:value-type="float">
            <text:p>0.348</text:p>
          </table:table-cell>
          <table:table-cell office:value-type="float" office:value="18.4275" calcext:value-type="float">
            <text:p>18.427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63289999961853" calcext:value-type="float">
            <text:p>0.632899999618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1:2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234" calcext:value-type="float">
            <text:p>0.3234</text:p>
          </table:table-cell>
          <table:table-cell office:value-type="float" office:value="18.0549" calcext:value-type="float">
            <text:p>18.054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6564000248909" calcext:value-type="float">
            <text:p>0.65640002489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11:3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mecha style</text:p>
          </table:table-cell>
          <table:table-cell office:value-type="float" office:value="0.3384" calcext:value-type="float">
            <text:p>0.3384</text:p>
          </table:table-cell>
          <table:table-cell office:value-type="float" office:value="18.4609" calcext:value-type="float">
            <text:p>18.4609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647800028324127" calcext:value-type="float">
            <text:p>0.6478000283241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21:13:44.322878654</dc:date>
    <meta:editing-duration>PT1M36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